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2D00E24944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478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cm" fo:min-width="18cm"/>
    </style:style>
    <style:style style:name="gr11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text-properties fo:color="#6b0094" fo:font-family="'Comic Sans MS'" style:font-family-generic="script" style:font-pitch="variable" fo:font-size="60pt" style:font-size-asian="60pt" style:font-size-complex="60pt"/>
    </style:style>
    <style:style style:name="P2" style:family="paragraph">
      <style:text-properties fo:color="#6b0094" fo:font-size="18pt" style:font-size-asian="18pt" style:font-size-complex="18pt"/>
    </style:style>
    <style:style style:name="P3" style:family="paragraph">
      <style:text-properties fo:color="#6b0094" fo:font-size="26pt" style:font-size-asian="26pt" style:font-size-complex="26pt"/>
    </style:style>
    <style:style style:name="P4" style:family="paragraph">
      <style:text-properties fo:color="#6b0094" fo:font-size="24pt" style:font-size-asian="24pt" style:font-size-complex="24pt"/>
    </style:style>
    <style:style style:name="P5" style:family="paragraph">
      <style:text-properties fo:color="#6b0094" fo:font-family="'Comic Sans MS'" style:font-family-generic="script" style:font-pitch="variable" fo:font-size="44pt" style:font-size-asian="44pt" style:font-size-complex="44pt"/>
    </style:style>
    <style:style style:name="P6" style:family="paragraph">
      <style:text-properties fo:color="#6b0094" fo:font-family="'Comic Sans MS'" style:font-family-generic="script" style:font-pitch="variable" fo:font-size="22pt" style:font-size-asian="22pt" style:font-size-complex="22pt"/>
    </style:style>
    <style:style style:name="P7" style:family="paragraph">
      <style:text-properties fo:color="#6b0094" fo:font-family="'Comic Sans MS'" style:font-family-generic="script" style:font-pitch="variable" fo:font-size="36pt" style:font-size-asian="36pt" style:font-size-complex="36pt"/>
    </style:style>
    <style:style style:name="P8" style:family="paragraph">
      <style:text-properties fo:color="#6b0094" fo:font-family="'Comic Sans MS'" style:font-family-generic="script" style:font-pitch="variable" fo:font-size="32pt" style:font-size-asian="32pt" style:font-size-complex="32pt"/>
    </style:style>
    <style:style style:name="P9" style:family="paragraph">
      <style:text-properties fo:color="#6b0094" fo:font-family="'Comic Sans MS'" style:font-family-generic="script" style:font-pitch="variable" fo:font-size="24pt" fo:font-weight="normal" style:font-size-asian="24pt" style:font-weight-asian="normal" style:font-size-complex="24pt" style:font-weight-complex="normal"/>
    </style:style>
    <style:style style:name="P10" style:family="paragraph">
      <style:text-properties fo:color="#6b0094" fo:font-family="'Comic Sans MS'" style:font-family-generic="script" style:font-pitch="variable" fo:font-size="48pt" style:font-size-asian="48pt" style:font-size-complex="48pt"/>
    </style:style>
    <style:style style:name="P11" style:family="paragraph">
      <style:text-properties fo:color="#6b0094" fo:font-family="'Comic Sans MS'" style:font-family-generic="script" style:font-pitch="variable"/>
    </style:style>
    <style:style style:name="P12" style:family="paragraph">
      <style:text-properties fo:color="#6b0094" fo:font-family="'Comic Sans MS'" style:font-family-generic="script" style:font-pitch="variable" fo:font-size="36pt" style:font-size-asian="36pt" style:font-size-complex="36pt"/>
    </style:style>
    <style:style style:name="P13" style:family="paragraph">
      <style:text-properties fo:color="#6b0094" fo:font-family="'Comic Sans MS'" style:font-family-generic="script" style:font-pitch="variable" fo:font-size="20pt" style:font-size-asian="20pt" style:font-size-complex="20pt"/>
    </style:style>
    <style:style style:name="P14" style:family="paragraph">
      <style:text-properties fo:color="#6b0094" fo:font-family="'Comic Sans MS'" style:font-family-generic="script" style:font-pitch="variable" fo:font-size="44pt" style:font-size-asian="44pt" style:font-size-complex="44pt"/>
    </style:style>
    <style:style style:name="P15" style:family="paragraph">
      <style:text-properties fo:color="#5e11a6" fo:font-family="'Comic Sans MS'" style:font-family-generic="script" style:font-pitch="variable" fo:font-size="26pt" style:font-size-asian="26pt" style:font-size-complex="26pt"/>
    </style:style>
    <style:style style:name="P16" style:family="paragraph">
      <style:paragraph-properties fo:text-align="center"/>
      <style:text-properties fo:color="#5e11a6"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6b0094" fo:font-family="'Comic Sans MS'" style:font-family-generic="script" style:font-pitch="variable" fo:font-size="60pt" style:font-size-asian="60pt" style:font-size-complex="60pt"/>
    </style:style>
    <style:style style:name="T2" style:family="text">
      <style:text-properties fo:color="#6b0094" fo:font-size="18pt" style:font-size-asian="18pt" style:font-size-complex="18pt"/>
    </style:style>
    <style:style style:name="T3" style:family="text">
      <style:text-properties fo:color="#6b0094" fo:font-size="26pt" style:font-size-asian="26pt" style:font-size-complex="26pt"/>
    </style:style>
    <style:style style:name="T4" style:family="text">
      <style:text-properties fo:color="#6b0094" fo:font-size="24pt" style:font-size-asian="24pt" style:font-size-complex="24pt"/>
    </style:style>
    <style:style style:name="T5" style:family="text">
      <style:text-properties fo:color="#6b0094" fo:font-family="'Comic Sans MS'" style:font-family-generic="script" style:font-pitch="variable" fo:font-size="32pt" style:font-size-asian="32pt" style:font-size-complex="32pt"/>
    </style:style>
    <style:style style:name="T6" style:family="text">
      <style:text-properties fo:color="#6b0094" fo:font-family="'Comic Sans MS'" style:font-family-generic="script" style:font-pitch="variable" fo:font-size="44pt" style:font-size-asian="44pt" style:font-size-complex="44pt"/>
    </style:style>
    <style:style style:name="T7" style:family="text">
      <style:text-properties fo:color="#6b0094" fo:font-family="'Comic Sans MS'" style:font-family-generic="script" style:font-pitch="variable" fo:font-size="22pt" style:font-size-asian="22pt" style:font-size-complex="22pt"/>
    </style:style>
    <style:style style:name="T8" style:family="text">
      <style:text-properties fo:color="#6b0094" fo:font-family="'Comic Sans MS'" style:font-family-generic="script" style:font-pitch="variable" fo:font-size="22pt" style:font-size-asian="22pt" style:font-size-complex="22pt"/>
    </style:style>
    <style:style style:name="T9" style:family="text">
      <style:text-properties fo:color="#6b0094" fo:font-family="'Comic Sans MS'" style:font-family-generic="script" style:font-pitch="variable" fo:font-size="36pt" style:font-size-asian="36pt" style:font-size-complex="36pt"/>
    </style:style>
    <style:style style:name="T10" style:family="text">
      <style:text-properties fo:color="#5e11a6" fo:font-family="'Comic Sans MS'" style:font-family-generic="script" style:font-pitch="variable" fo:font-weight="bold" style:font-weight-asian="bold" style:font-weight-complex="bold"/>
    </style:style>
    <style:style style:name="T11" style:family="text">
      <style:text-properties fo:color="#5e11a6" fo:font-family="'Comic Sans MS'" style:font-family-generic="script" style:font-pitch="variable"/>
    </style:style>
    <style:style style:name="T12" style:family="text">
      <style:text-properties fo:color="#5e11a6" fo:font-family="'Comic Sans MS'" style:font-family-generic="script" style:font-pitch="variable" fo:font-weight="bold" style:font-weight-asian="bold" style:font-weight-complex="bold"/>
    </style:style>
    <style:style style:name="T13" style:family="text">
      <style:text-properties fo:color="#5e11a6" fo:font-family="'Comic Sans MS'" style:font-family-generic="script" style:font-pitch="variable"/>
    </style:style>
    <style:style style:name="T14" style:family="text">
      <style:text-properties fo:color="#6b0094" fo:font-weight="bold" style:font-weight-asian="bold" style:font-weight-complex="bold"/>
    </style:style>
    <style:style style:name="T15" style:family="text">
      <style:text-properties fo:color="#6b0094"/>
    </style:style>
    <style:style style:name="T16" style:family="text">
      <style:text-properties fo:color="#6b0094" fo:font-family="'Comic Sans MS'" style:font-family-generic="script" style:font-pitch="variabl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6b0094" fo:font-family="'Comic Sans MS'" style:font-family-generic="script" style:font-pitch="variable" fo:font-size="48pt" style:font-size-asian="48pt" style:font-size-complex="48pt"/>
    </style:style>
    <style:style style:name="T18" style:family="text">
      <style:text-properties fo:color="#6b0094" fo:font-family="'Comic Sans MS'" style:font-family-generic="script" style:font-pitch="variable" fo:font-weight="bold" style:font-weight-asian="bold" style:font-weight-complex="bold"/>
    </style:style>
    <style:style style:name="T19" style:family="text">
      <style:text-properties fo:color="#6b0094" fo:font-family="'Comic Sans MS'" style:font-family-generic="script" style:font-pitch="variable"/>
    </style:style>
    <style:style style:name="T20" style:family="text">
      <style:text-properties fo:color="#6b0094" fo:font-family="'Comic Sans MS'" style:font-family-generic="script" style:font-pitch="variable" fo:font-size="36pt" style:font-size-asian="36pt" style:font-size-complex="36pt"/>
    </style:style>
    <style:style style:name="T21" style:family="text">
      <style:text-properties fo:color="#6b0094" fo:font-family="'Comic Sans MS'" style:font-family-generic="script" style:font-pitch="variable" fo:font-size="20pt" style:font-size-asian="20pt" style:font-size-complex="20pt"/>
    </style:style>
    <style:style style:name="T22" style:family="text">
      <style:text-properties fo:color="#6b0094" fo:font-family="'Comic Sans MS'" style:font-family-generic="script" style:font-pitch="variable" fo:font-size="44pt" style:font-size-asian="44pt" style:font-size-complex="44pt"/>
    </style:style>
    <style:style style:name="T23" style:family="text">
      <style:text-properties fo:color="#5e11a6" fo:font-family="'Comic Sans MS'" style:font-family-generic="script" style:font-pitch="variable" fo:font-size="26pt" style:font-size-asian="26pt" style:font-size-complex="26pt"/>
    </style:style>
    <style:style style:name="T24" style:family="text">
      <style:text-properties fo:color="#5e11a6" fo:font-family="'Comic Sans MS'" style:font-family-generic="script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draw:id="id1">
        <draw:frame draw:style-name="gr1" draw:text-style-name="P1" draw:layer="layout" svg:width="15.5cm" svg:height="3.202cm" svg:x="6.5cm" svg:y="0.5cm">
          <draw:text-box>
            <text:p><text:span text:style-name="T1">Γιατί Gentoo;</text:span></text:p>
          </draw:text-box>
        </draw:frame>
        <draw:frame draw:style-name="gr2" draw:text-style-name="P2" draw:layer="layout" svg:width="4.659cm" svg:height="0.962cm" svg:x="11.341cm" svg:y="3.5cm">
          <draw:text-box>
            <text:p><text:span text:style-name="T2">Fosscom 2010</text:span></text:p>
          </draw:text-box>
        </draw:frame>
        <draw:frame draw:style-name="gr3" draw:text-style-name="P3" draw:layer="layout" svg:width="17.562cm" svg:height="1.5cm" svg:x="5.242cm" svg:y="4.5cm">
          <draw:text-box>
            <text:p><text:span text:style-name="T3">Χανδράς Μάρκος - Αλεξάντερ Αλέξανδρος</text:span></text:p>
          </draw:text-box>
        </draw:frame>
        <draw:frame draw:style-name="gr2" draw:text-style-name="P4" draw:layer="layout" svg:width="13.337cm" svg:height="2.139cm" svg:x="7.163cm" svg:y="6cm">
          <draw:text-box>
            <text:p><text:span text:style-name="T4">Ελληνική Κοινότητα Gentoo Linux </text:span></text:p>
            <text:p><text:span text:style-name="T4"><text:tab/></text:span><text:span text:style-name="T4">http://www.gentoo-el.org</text:span></text:p>
          </draw:text-box>
        </draw:frame>
        <anim:par presentation:node-type="timing-root">
          <anim:par smil:begin="id1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draw:frame draw:style-name="gr5" draw:text-style-name="P1" draw:layer="layout" svg:width="13.5cm" svg:height="3.202cm" svg:x="8cm" svg:y="1cm">
          <draw:text-box>
            <text:p><text:span text:style-name="T1">Περιεχόμενα</text:span></text:p>
          </draw:text-box>
        </draw:frame>
        <draw:frame draw:style-name="gr2" draw:layer="layout" svg:width="24.143cm" svg:height="17.423cm" svg:x="0.5cm" svg:y="4.077cm">
          <draw:text-box>
            <text:list text:style-name="L1">
              <text:list-item>
                <text:p><text:span text:style-name="T5">Η ιστορία του Gentoo Linux</text:span><text:span text:style-name="T5"><text:line-break/></text:span><text:span text:style-name="T5"/></text:p>
              </text:list-item>
              <text:list-item>
                <text:p><text:span text:style-name="T5">To Gentoo στην πράξη</text:span></text:p>
                <text:list>
                  <text:list-header>
                    <text:p><text:span text:style-name="T5">* Βασική διαχείρηση</text:span></text:p>
                    <text:p><text:span text:style-name="T5">* Package manager ( portage )</text:span></text:p>
                    <text:p><text:span text:style-name="T5">* Ebuilds</text:span></text:p>
                    <text:p><text:span text:style-name="T5">* Πλεονεκτήματα / Μειονεκτήματα</text:span></text:p>
                    <text:p><text:span text:style-name="T5">* Συμβολή του Gentoo Linux στην κοινότητα</text:span></text:p>
                    <text:p><text:span text:style-name="T5"/></text:p>
                  </text:list-header>
                </text:list>
              </text:list-item>
              <text:list-item>
                <text:p><text:span text:style-name="T5"><text:s/></text:span><text:span text:style-name="T5">Η Eλληνική Kοινότητα Gentoo Linux</text:span></text:p>
                <text:list>
                  <text:list-header>
                    <text:p><text:line-break/><text:tab/></text:p>
                  </text:list-header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draw:frame draw:style-name="gr6" draw:text-style-name="P5" draw:layer="layout" svg:width="24.175cm" svg:height="3cm" svg:x="2.5cm" svg:y="0cm">
          <draw:text-box>
            <text:p><text:span text:style-name="T6">Η Ιστορία του Gentoo Linux (1/2)</text:span></text:p>
          </draw:text-box>
        </draw:frame>
        <draw:frame draw:style-name="gr2" draw:text-style-name="P6" draw:layer="layout" svg:width="26.223cm" svg:height="13.211cm" svg:x="1.033cm" svg:y="2.148cm">
          <draw:text-box>
            <text:list text:style-name="L1">
              <text:list-item>
                <text:p><text:span text:style-name="T7"><text:s/></text:span><text:span text:style-name="T7">Δημιουργήθηκε το 1999 απο τον Daniel Robbins . H αρχική του ονομασία</text:span></text:p>
                <text:p><text:span text:style-name="T7"><text:s/></text:span><text:span text:style-name="T7">ήταν Enoch.</text:span></text:p>
              </text:list-item>
              <text:list-item>
                <text:p><text:span text:style-name="T7"><text:s/></text:span><text:span text:style-name="T7">Η διανομή ήταν βασισμένη στον πηγαίο κώδικα και χρησιμοποιούσε </text:span></text:p>
              </text:list-item>
              <text:list-item>
                <text:p><text:span text:style-name="T7">ον GCC compiler, και ποιο συγκεκριμένα τον EGCS ( Gcc fork ). <text:s/></text:span></text:p>
                <text:p><text:span text:style-name="T7">O EGCS ήταν σαφώς γρηγορότερος και έτσι ο Robbins άλλαξε το όνομα </text:span></text:p>
                <text:p><text:span text:style-name="T7">της διανομής σε Gentoo, που είναι μία ρατσα πιγκουίνων η οποία είναι η </text:span></text:p>
                <text:p><text:span text:style-name="T7">γρηγορότερη στο κολύμπι.</text:span></text:p>
              </text:list-item>
              <text:list-item>
                <text:p><text:span text:style-name="T7"><text:s/></text:span><text:span text:style-name="T7">Ο Robbins σταμάτησε την ανάπτυξη του Gentoo για ένα μικρό </text:span></text:p>
                <text:p><text:span text:style-name="T7">χρονικό διάστημα και επικεντρώθηκε στο FreeBSD. Γυρνωντας </text:span></text:p>
                <text:p><text:span text:style-name="T7">πίσω στο Gentoo, έφερε και το Portage το οποίο ήταν βασισμένο στα </text:span></text:p>
                <text:p><text:span text:style-name="T7">ports του FreeBSD.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draw:frame draw:style-name="gr6" draw:text-style-name="P5" draw:layer="layout" svg:width="24.425cm" svg:height="3cm" svg:x="2.501cm" svg:y="0cm">
          <draw:text-box>
            <text:p><text:span text:style-name="T6">Η Ιστορία του Gentoo Linux (2/2)</text:span></text:p>
          </draw:text-box>
        </draw:frame>
        <draw:frame draw:style-name="gr2" draw:layer="layout" svg:width="26.883cm" svg:height="6.731cm" svg:x="1cm" svg:y="3.5cm">
          <draw:text-box>
            <text:list text:style-name="L1">
              <text:list-item>
                <text:p><text:span text:style-name="T8">Gentoo Linux 1.0 – March 2002. Ο Robbins σταματάει να είναι </text:span></text:p>
                <text:p><text:span text:style-name="T8">Project Lead και δημιουργεί το Gentoo Foundation <text:s/>το 2004.</text:span></text:p>
              </text:list-item>
              <text:list-item>
                <text:p><text:span text:style-name="T8">Ένα συμβούλιο 5 μελών ( Board of Trustees ) δημιουργείται το 2008 που </text:span></text:p>
                <text:p><text:span text:style-name="T8">έχει σκοπό την διοικητική μέριμνα του Gentoo. Παράλληλα </text:span></text:p>
                <text:p><text:span text:style-name="T8">ένα συμβούλιο 7 μελών ( Gentoo Council ) είναι υπεύθυνο για την επίβλεψη </text:span></text:p>
                <text:p><text:span text:style-name="T8">της ορθής λειτουργίας του τεχνικού τμήματος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draw:frame draw:style-name="gr5" draw:text-style-name="P7" draw:layer="layout" svg:width="13.5cm" svg:height="2.021cm" svg:x="7.5cm" svg:y="0cm">
          <draw:text-box>
            <text:p><text:span text:style-name="T9">Configuration (1/2)</text:span></text:p>
          </draw:text-box>
        </draw:frame>
        <draw:frame draw:style-name="gr7" draw:layer="layout" svg:width="11.219cm" svg:height="8.728cm" svg:x="2.775cm" svg:y="1.922cm">
          <draw:text-box>
            <text:list text:style-name="L1">
              <text:list-item>
                <text:p><text:span text:style-name="T10"><text:s/></text:span><text:span text:style-name="T10">/etc/make.conf</text:span><text:span text:style-name="T11">:</text:span></text:p>
                <text:list>
                  <text:list-item>
                    <text:p><text:span text:style-name="T11">USE Flags</text:span></text:p>
                  </text:list-item>
                  <text:list-item>
                    <text:p><text:span text:style-name="T11">CFLAGS</text:span></text:p>
                  </text:list-item>
                  <text:list-item>
                    <text:p><text:span text:style-name="T11">LDFLAGS</text:span></text:p>
                  </text:list-item>
                  <text:list-item>
                    <text:p><text:span text:style-name="T11">KEYWORDS για stable/unstable</text:span></text:p>
                  </text:list-item>
                  <text:list-item>
                    <text:p><text:span text:style-name="T11">FEATURES</text:span></text:p>
                  </text:list-item>
                  <text:list-item>
                    <text:p><text:span text:style-name="T11">Πολλές ακόμα μεταβλητές</text:span></text:p>
                  </text:list-item>
                  <text:list-item>
                    <text:p><text:span text:style-name="T11">man make.conf</text:span></text:p>
                  </text:list-item>
                </text:list>
              </text:list-item>
            </text:list>
            <text:list text:style-name="L2">
              <text:list-header>
                <text:p><text:span text:style-name="T10"/></text:p>
              </text:list-header>
            </text:list>
          </draw:text-box>
        </draw:frame>
        <anim:par presentation:node-type="timing-root">
          <anim:par smil:begin="id5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draw:frame draw:style-name="gr2" draw:layer="layout" svg:width="24.828cm" svg:height="14.237cm" svg:x="1cm" svg:y="2.803cm">
          <draw:text-box>
            <text:list text:style-name="L3">
              <text:list-item>
                <text:p><text:span text:style-name="T12">/etc/portage/:</text:span></text:p>
                <text:list>
                  <text:list-item>
                    <text:list>
                      <text:list-item>
                        <text:p><text:span text:style-name="T13">package.use: Συγκεκριμένα use flags</text:span></text:p>
                        <text:p><text:span text:style-name="T13">για κάθε πακέτο</text:span></text:p>
                      </text:list-item>
                      <text:list-item>
                        <text:p><text:span text:style-name="T13">package.mask: Απαγόρευση εγκατάστασης συκεκριμένων πακέτων / </text:span></text:p>
                        <text:p><text:span text:style-name="T13">εκδόσεων πακέτων</text:span></text:p>
                      </text:list-item>
                      <text:list-item>
                        <text:p><text:span text:style-name="T13">package.keywords: Εγκατάσταση testing/unstable πακέτων ( mixed systems )</text:span></text:p>
                      </text:list-item>
                      <text:list-item>
                        <text:p><text:span text:style-name="T13">package.unmask: Εγκατάσταση πακέτων που θεωρούνται “σπασμένα” απο </text:span></text:p>
                        <text:p><text:span text:style-name="T13">τους developers.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<text:s/></text:span><text:span text:style-name="T12">/etc/conf.d:</text:span></text:p>
                <text:p><text:span text:style-name="T13"><text:s/></text:span><text:span text:style-name="T13"><text:tab/></text:span><text:span text:style-name="T13">Ένα αρχειο για κάθε init script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</text:list-item>
              <text:list-item>
                <text:p><text:span text:style-name="T12">/etc/rc.conf ( Global OpenRC configuration Settin</text:span><text:span text:style-name="T14">gs )</text:span></text:p>
                <text:list>
                  <text:list-item>
                    <text:p><text:span text:style-name="T15">OpenRC is a dependency based init system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3.5cm" svg:height="2.021cm" svg:x="7.5cm" svg:y="0.001cm">
          <draw:text-box>
            <text:p><text:span text:style-name="T9">Configuration (2/2)</text:span></text:p>
          </draw:text-box>
        </draw:frame>
        <anim:par presentation:node-type="timing-root">
          <anim:par smil:begin="id6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draw:frame draw:style-name="gr8" draw:text-style-name="P8" draw:layer="layout" svg:width="17cm" svg:height="1.826cm" svg:x="5.5cm" svg:y="0.5cm">
          <draw:text-box>
            <text:p><text:span text:style-name="T5">Package Manager - Portage</text:span></text:p>
          </draw:text-box>
        </draw:frame>
        <draw:frame draw:style-name="gr2" draw:text-style-name="P9" draw:layer="layout" svg:width="21.85cm" svg:height="10.844cm" svg:x="3cm" svg:y="4cm">
          <draw:text-box>
            <text:list text:style-name="L1">
              <text:list-item>
                <text:p><text:span text:style-name="T16"><text:s/></text:span><text:span text:style-name="T16">Επίσημος Package Manager</text:span></text:p>
              </text:list-item>
              <text:list-item>
                <text:p><text:span text:style-name="T16"><text:s/></text:span><text:span text:style-name="T16">Βασισμένο στα Ports του FreeBSD</text:span></text:p>
              </text:list-item>
              <text:list-item>
                <text:p><text:span text:style-name="T16"><text:s/></text:span><text:span text:style-name="T16">Εξωτερικά repositories ( overlays )</text:span></text:p>
              </text:list-item>
              <text:list-item>
                <text:p><text:span text:style-name="T16"><text:s/></text:span><text:span text:style-name="T16">SLOTS</text:span></text:p>
              </text:list-item>
              <text:list-item>
                <text:p><text:span text:style-name="T16"><text:s/></text:span><text:span text:style-name="T16">Eclass ( σύνολο συναρτήσεων )</text:span></text:p>
              </text:list-item>
              <text:list-item>
                <text:p><text:span text:style-name="T16"><text:s/></text:span><text:span text:style-name="T16">Ebuilds ( Text based packet specification )</text:span></text:p>
              </text:list-item>
              <text:list-item>
                <text:p><text:span text:style-name="T16"><text:s/></text:span><text:span text:style-name="T16">Υποστύριξη για Binary packages</text:span></text:p>
              </text:list-item>
              <text:list-item>
                <text:p><text:span text:style-name="T16"><text:s/></text:span><text:span text:style-name="T16">/etc/make.conf : Βασικό αρχείου ελέγχου του portage</text:span></text:p>
              </text:list-item>
              <text:list-item>
                <text:p><text:span text:style-name="T16"><text:s/></text:span><text:span text:style-name="T16">Se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draw:frame draw:style-name="gr1" draw:text-style-name="P10" draw:layer="layout" svg:width="9.5cm" svg:height="2.613cm" svg:x="8.5cm" svg:y="0.387cm">
          <draw:text-box>
            <text:p><text:span text:style-name="T17">+/- (1/2)</text:span></text:p>
          </draw:text-box>
        </draw:frame>
        <draw:frame draw:style-name="gr2" draw:text-style-name="P11" draw:layer="layout" svg:width="23.535cm" svg:height="9.101cm" svg:x="3.5cm" svg:y="2.765cm">
          <draw:text-box>
            <text:p><text:span text:style-name="T18">Πλεονεκτήματα:</text:span></text:p>
            <text:p><text:span text:style-name="T19"/></text:p>
            <text:list text:style-name="L1">
              <text:list-item>
                <text:p><text:span text:style-name="T19"><text:s/></text:span><text:span text:style-name="T19">Βελτιστοποίηση παραγόμενου κώδικα με την χρήση σωστών CFLAGS/LDFLAGS</text:span></text:p>
              </text:list-item>
              <text:list-item>
                <text:p><text:span text:style-name="T19"><text:s/></text:span><text:span text:style-name="T19">Μικρότερα binaries βασισμένα στις προσωπικές επιλογές του χρήστη</text:span></text:p>
                <text:p><text:span text:style-name="T19"><text:s/></text:span><text:span text:style-name="T19">( USE flags, CFLAGS )</text:span></text:p>
              </text:list-item>
              <text:list-item>
                <text:p><text:span text:style-name="T19"><text:s/></text:span><text:span text:style-name="T19">Πολλαπλές εκδόσεις του ιδιου πακέτου, κάθε μία διαφορετικά μεταγλωττισμένη</text:span></text:p>
              </text:list-item>
              <text:list-item>
                <text:p><text:span text:style-name="T19"><text:s/></text:span><text:span text:style-name="T19">Up-to-date αμέσως μετά την εγκατάσταση της διανομής</text:span></text:p>
              </text:list-item>
              <text:list-item>
                <text:p><text:span text:style-name="T19"><text:s/></text:span><text:span text:style-name="T19">Ασφάλεια ( GLSA, security team )</text:span></text:p>
              </text:list-item>
              <text:list-item>
                <text:p><text:span text:style-name="T19"><text:s/></text:span><text:span text:style-name="T19">Πλήρης γνώση του χρήση για της ενέργειες του</text:span></text:p>
              </text:list-item>
              <text:list-item>
                <text:p><text:span text:style-name="T19"><text:s/></text:span><text:span text:style-name="T19">Ευκολία διαχείρησης των runlevel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draw:frame draw:style-name="gr1" draw:text-style-name="P10" draw:layer="layout" svg:width="9.5cm" svg:height="2.613cm" svg:x="8.5cm" svg:y="0.388cm">
          <draw:text-box>
            <text:p><text:span text:style-name="T17">+/- (2/2)</text:span></text:p>
          </draw:text-box>
        </draw:frame>
        <draw:frame draw:style-name="gr9" draw:text-style-name="P11" draw:layer="layout" svg:width="19.5cm" svg:height="8.216cm" svg:x="2.5cm" svg:y="3.284cm">
          <draw:text-box>
            <text:p><text:span text:style-name="T18">Μειονεκτήματα:</text:span></text:p>
            <text:p><text:span text:style-name="T19"/></text:p>
            <text:list text:style-name="L1">
              <text:list-item>
                <text:p><text:span text:style-name="T19"><text:s/></text:span><text:span text:style-name="T19">Χρόνοι μεταγλώττισης</text:span></text:p>
                <text:p><text:span text:style-name="T19">Ενδεικτικά:</text:span></text:p>
                <text:list>
                  <text:list-header>
                    <text:p><text:span text:style-name="T19">CPU: AMD Phenom(tm) 8650 Triple-Core Processor</text:span></text:p>
                    <text:p><text:span text:style-name="T19">Χρόνοι για:</text:span></text:p>
                    <text:list>
                      <text:list-item>
                        <text:list>
                          <text:list-item>
                            <text:p><text:span text:style-name="T19">GCC: 39 minutes and 14 seconds.</text:span></text:p>
                          </text:list-item>
                          <text:list-item>
                            <text:p><text:span text:style-name="T19">Firefox: 2 minutes and 18 seconds</text:span></text:p>
                          </text:list-item>
                          <text:list-item>
                            <text:p><text:span text:style-name="T19">quassel: 5 minutes and 35 seconds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draw:frame draw:style-name="gr2" draw:text-style-name="P12" draw:layer="layout" svg:width="14.4cm" svg:height="2.021cm" svg:x="7cm" svg:y="0.979cm">
          <draw:text-box>
            <text:p text:style-name="P12"><text:span text:style-name="T20">Συμβολή στην Κοινότητα</text:span></text:p>
          </draw:text-box>
        </draw:frame>
        <draw:frame draw:style-name="gr10" draw:text-style-name="P13" draw:layer="layout" svg:width="18.5cm" svg:height="15.041cm" svg:x="3cm" svg:y="3cm">
          <draw:text-box>
            <text:list text:style-name="L1">
              <text:list-item>
                <text:p text:style-name="P13"><text:span text:style-name="T21">Upstream</text:span></text:p>
                <text:list>
                  <text:list-item>
                    <text:p text:style-name="P13"><text:span text:style-name="T21">Στενή συνεργασία με όλους τους upstream developers ( releases, patches, bugzilla )</text:span></text:p>
                  </text:list-item>
                  <text:list-item>
                    <text:p text:style-name="P13"><text:span text:style-name="T21">Ενημέρωση upstream για τα patches που χρησιμοποιούμε</text:span></text:p>
                  </text:list-item>
                  <text:list-item>
                    <text:p text:style-name="P13"><text:span text:style-name="T21">Σωστά build systems</text:span></text:p>
                    <text:p text:style-name="P13"><text:span text:style-name="T21"/></text:p>
                    <text:p text:style-name="P13"><text:span text:style-name="T21"/></text:p>
                  </text:list-item>
                </text:list>
              </text:list-item>
              <text:list-item>
                <text:p text:style-name="P13"><text:span text:style-name="T21">Documentation</text:span></text:p>
                <text:list>
                  <text:list-item>
                    <text:p text:style-name="P13"><text:span text:style-name="T21">Devmanual</text:span></text:p>
                  </text:list-item>
                  <text:list-item>
                    <text:p text:style-name="P13"><text:span text:style-name="T21">Docs</text:span></text:p>
                  </text:list-item>
                  <text:list-item>
                    <text:p text:style-name="P13"><text:span text:style-name="T21">Wiki</text:span></text:p>
                  </text:list-item>
                  <text:list-item>
                    <text:p text:style-name="P13"><text:span text:style-name="T21">Forums</text:span></text:p>
                  </text:list-item>
                  <text:list-item>
                    <text:p text:style-name="P13"><text:span text:style-name="T21">Blogs</text:span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draw:frame draw:style-name="gr2" draw:text-style-name="P14" draw:layer="layout" svg:width="23.823cm" svg:height="2.414cm" svg:x="2.177cm" svg:y="0.586cm">
          <draw:text-box>
            <text:p text:style-name="P14"><text:span text:style-name="T22">Ελληνική Κοινότητα Gentoo Linux</text:span></text:p>
          </draw:text-box>
        </draw:frame>
        <draw:frame draw:style-name="gr2" draw:text-style-name="P15" draw:layer="layout" svg:width="16.762cm" svg:height="5.367cm" svg:x="1.238cm" svg:y="4.133cm">
          <draw:text-box>
            <text:p><text:span text:style-name="T23">Web: </text:span><text:span text:style-name="T23"><text:a xlink:href="http://www.gentoo-el.org/">http://www.gentoo-el.org</text:a></text:span></text:p>
            <text:p><text:span text:style-name="T23">IRC: #gentoo-el <text:s/>/ Freenode Network</text:span></text:p>
            <text:p><text:span text:style-name="T23">ML : gentoo-user-el</text:span></text:p>
            <text:p><text:span text:style-name="T23">Email: &lt;nickname&gt;@gentoo.org</text:span></text:p>
          </draw:text-box>
        </draw:frame>
        <anim:par presentation:node-type="timing-root">
          <anim:par smil:begin="id11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draw:frame draw:style-name="gr2" draw:text-style-name="P12" draw:layer="layout" svg:width="8.287cm" svg:height="2.021cm" svg:x="8.5cm" svg:y="1cm">
          <draw:text-box>
            <text:p text:style-name="P12"><text:span text:style-name="T20">Ευχαριστούμε</text:span></text:p>
          </draw:text-box>
        </draw:frame>
        <draw:custom-shape draw:style-name="gr11" draw:text-style-name="P16" draw:layer="layout" svg:width="14cm" svg:height="3.5cm" svg:x="6.5cm" svg:y="3.5cm">
          <text:p text:style-name="P16"><text:span text:style-name="T24">emerge -uDNav world –keep-go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528.0908506535 31002.57069408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12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500000002D00E249442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os Chandras</meta:initial-creator>
    <meta:creation-date>2010-04-09T11:21:01</meta:creation-date>
    <meta:editing-duration>PT02H19M03S</meta:editing-duration>
    <meta:editing-cycles>7</meta:editing-cycles>
    <dc:date>2010-04-11T14:48:37</dc:date>
    <dc:creator>Markos Chandras</dc:creator>
    <meta:generator>OpenOffice.org/3.2$Unix OpenOffice.org_project/320m12$Build-9483</meta:generator>
    <meta:document-statistic meta:object-count="71"/>
  </office:meta>
</office:document-meta>
</file>